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Exposure" style:family="table">
      <style:table-properties style:width="6.925in" table:align="margins"/>
    </style:style>
    <style:style style:name="Exposure.A" style:family="table-column">
      <style:table-column-properties style:column-width="2in" style:rel-column-width="2880*"/>
    </style:style>
    <style:style style:name="Exposure.B" style:family="table-column">
      <style:table-column-properties style:column-width="4.925in" style:rel-column-width="7092*"/>
    </style:style>
    <style:style style:name="Exposure.A1" style:family="table-cell">
      <style:table-cell-properties fo:padding="0in" fo:border="none"/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2in" style:rel-column-width="2880*"/>
    </style:style>
    <style:style style:name="Projects.B" style:family="table-column">
      <style:table-column-properties style:column-width="4.925in" style:rel-column-width="7092*"/>
    </style:style>
    <style:style style:name="P1" style:family="paragraph" style:parent-style-name="Table_20_Contents">
      <style:text-properties officeooo:paragraph-rsid="00101e0d"/>
    </style:style>
    <style:style style:name="P2" style:family="paragraph" style:parent-style-name="Table_20_Contents">
      <style:text-properties officeooo:paragraph-rsid="001d2342"/>
    </style:style>
    <style:style style:name="P3" style:family="paragraph" style:parent-style-name="Table_20_Contents">
      <style:text-properties officeooo:paragraph-rsid="001fbd31"/>
    </style:style>
    <style:style style:name="P4" style:family="paragraph" style:parent-style-name="Table_20_Contents">
      <style:text-properties officeooo:paragraph-rsid="0020bcc5"/>
    </style:style>
    <style:style style:name="P5" style:family="paragraph" style:parent-style-name="Table_20_Contents">
      <style:text-properties officeooo:paragraph-rsid="0023814c"/>
    </style:style>
    <style:style style:name="P6" style:family="paragraph" style:parent-style-name="Table_20_Contents">
      <style:text-properties officeooo:paragraph-rsid="0026cc63"/>
    </style:style>
    <style:style style:name="P7" style:family="paragraph" style:parent-style-name="Table_20_Contents">
      <style:text-properties officeooo:paragraph-rsid="00293ff5"/>
    </style:style>
    <style:style style:name="P8" style:family="paragraph" style:parent-style-name="Table_20_Contents">
      <style:text-properties officeooo:paragraph-rsid="002dacfd"/>
    </style:style>
    <style:style style:name="P9" style:family="paragraph" style:parent-style-name="Table_20_Contents">
      <style:text-properties officeooo:paragraph-rsid="003020fc"/>
    </style:style>
    <style:style style:name="P10" style:family="paragraph" style:parent-style-name="Table_20_Contents">
      <style:text-properties officeooo:paragraph-rsid="003304fc"/>
    </style:style>
    <style:style style:name="P11" style:family="paragraph" style:parent-style-name="Table_20_Contents">
      <style:text-properties officeooo:paragraph-rsid="003462b7"/>
    </style:style>
    <style:style style:name="P12" style:family="paragraph" style:parent-style-name="Table_20_Contents">
      <style:text-properties officeooo:paragraph-rsid="00360c75"/>
    </style:style>
    <style:style style:name="P13" style:family="paragraph" style:parent-style-name="Table_20_Contents">
      <style:text-properties officeooo:paragraph-rsid="0036aa5a"/>
    </style:style>
    <style:style style:name="P14" style:family="paragraph" style:parent-style-name="Table_20_Contents">
      <style:text-properties officeooo:paragraph-rsid="00392d51"/>
    </style:style>
    <style:style style:name="P15" style:family="paragraph" style:parent-style-name="Table_20_Contents">
      <style:text-properties officeooo:paragraph-rsid="0042e26a"/>
    </style:style>
    <style:style style:name="P16" style:family="paragraph" style:parent-style-name="Table_20_Contents">
      <style:text-properties officeooo:paragraph-rsid="0043d737"/>
    </style:style>
    <style:style style:name="P17" style:family="paragraph" style:parent-style-name="Table_20_Contents">
      <style:text-properties officeooo:paragraph-rsid="0045022a"/>
    </style:style>
    <style:style style:name="P18" style:family="paragraph" style:parent-style-name="Heading_20_3">
      <style:text-properties officeooo:paragraph-rsid="0031a84b"/>
    </style:style>
    <style:style style:name="P19" style:family="paragraph" style:parent-style-name="Table_20_Heading">
      <style:text-properties officeooo:paragraph-rsid="0042e26a"/>
    </style:style>
    <style:style style:name="P20" style:family="paragraph" style:parent-style-name="Table_20_Heading">
      <style:text-properties officeooo:paragraph-rsid="0043d737"/>
    </style:style>
    <style:style style:name="P21" style:family="paragraph" style:parent-style-name="Text_20_body">
      <style:text-properties officeooo:paragraph-rsid="0009496f"/>
    </style:style>
    <style:style style:name="P22" style:family="paragraph" style:parent-style-name="Text_20_body">
      <style:text-properties officeooo:paragraph-rsid="000a6aff"/>
    </style:style>
    <style:style style:name="P23" style:family="paragraph" style:parent-style-name="Text_20_body">
      <style:text-properties officeooo:paragraph-rsid="0031a84b"/>
    </style:style>
    <style:style style:name="T1" style:family="text">
      <style:text-properties officeooo:rsid="0009496f"/>
    </style:style>
    <style:style style:name="T2" style:family="text">
      <style:text-properties officeooo:rsid="000a6aff"/>
    </style:style>
    <style:style style:name="T3" style:family="text">
      <style:text-properties officeooo:rsid="00101e0d"/>
    </style:style>
    <style:style style:name="T4" style:family="text">
      <style:text-properties officeooo:rsid="00109024"/>
    </style:style>
    <style:style style:name="T5" style:family="text">
      <style:text-properties officeooo:rsid="001251f1"/>
    </style:style>
    <style:style style:name="T6" style:family="text">
      <style:text-properties officeooo:rsid="001404b8"/>
    </style:style>
    <style:style style:name="T7" style:family="text">
      <style:text-properties officeooo:rsid="0019dceb"/>
    </style:style>
    <style:style style:name="T8" style:family="text">
      <style:text-properties officeooo:rsid="001b4d3a"/>
    </style:style>
    <style:style style:name="T9" style:family="text">
      <style:text-properties officeooo:rsid="001d2342"/>
    </style:style>
    <style:style style:name="T10" style:family="text">
      <style:text-properties officeooo:rsid="001fbd31"/>
    </style:style>
    <style:style style:name="T11" style:family="text">
      <style:text-properties officeooo:rsid="0020bcc5"/>
    </style:style>
    <style:style style:name="T12" style:family="text">
      <style:text-properties officeooo:rsid="0023814c"/>
    </style:style>
    <style:style style:name="T13" style:family="text">
      <style:text-properties officeooo:rsid="0026cc63"/>
    </style:style>
    <style:style style:name="T14" style:family="text">
      <style:text-properties officeooo:rsid="0028b126"/>
    </style:style>
    <style:style style:name="T15" style:family="text">
      <style:text-properties officeooo:rsid="00293ff5"/>
    </style:style>
    <style:style style:name="T16" style:family="text">
      <style:text-properties officeooo:rsid="002a7959"/>
    </style:style>
    <style:style style:name="T17" style:family="text">
      <style:text-properties officeooo:rsid="002dacfd"/>
    </style:style>
    <style:style style:name="T18" style:family="text">
      <style:text-properties officeooo:rsid="003020fc"/>
    </style:style>
    <style:style style:name="T19" style:family="text">
      <style:text-properties officeooo:rsid="00304289"/>
    </style:style>
    <style:style style:name="T20" style:family="text">
      <style:text-properties officeooo:rsid="0030be86"/>
    </style:style>
    <style:style style:name="T21" style:family="text">
      <style:text-properties officeooo:rsid="0031a84b"/>
    </style:style>
    <style:style style:name="T22" style:family="text">
      <style:text-properties officeooo:rsid="003304fc"/>
    </style:style>
    <style:style style:name="T23" style:family="text">
      <style:text-properties officeooo:rsid="003341d0"/>
    </style:style>
    <style:style style:name="T24" style:family="text">
      <style:text-properties officeooo:rsid="003462b7"/>
    </style:style>
    <style:style style:name="T25" style:family="text">
      <style:text-properties officeooo:rsid="00360c75"/>
    </style:style>
    <style:style style:name="T26" style:family="text">
      <style:text-properties officeooo:rsid="0036aa5a"/>
    </style:style>
    <style:style style:name="T27" style:family="text">
      <style:text-properties officeooo:rsid="00382d58"/>
    </style:style>
    <style:style style:name="T28" style:family="text">
      <style:text-properties officeooo:rsid="00392d51"/>
    </style:style>
    <style:style style:name="T29" style:family="text">
      <style:text-properties officeooo:rsid="00403f9f"/>
    </style:style>
    <style:style style:name="T30" style:family="text">
      <style:text-properties officeooo:rsid="00417bc1"/>
    </style:style>
    <style:style style:name="T31" style:family="text">
      <style:text-properties officeooo:rsid="0042e26a"/>
    </style:style>
    <style:style style:name="T32" style:family="text">
      <style:text-properties officeooo:rsid="0043d737"/>
    </style:style>
    <style:style style:name="T33" style:family="text">
      <style:text-properties officeooo:rsid="0043fb4e"/>
    </style:style>
    <style:style style:name="T34" style:family="text">
      <style:text-properties officeooo:rsid="0045022a"/>
    </style:style>
    <style:style style:name="T35" style:family="text">
      <style:text-properties officeooo:rsid="00464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Brian Lauber</text:span></text:h>
      <text:p text:style-name="P21"><text:a xlink:type="simple" xlink:href="mailto:constructible.truth@gmail.com"><text:span text:style-name="T1">constructible.truth@gmail.com</text:span></text:a></text:p>
      <text:p text:style-name="P21"><text:span text:style-name="T1">216-394-2081</text:span></text:p>
      <text:p text:style-name="P21"><text:span text:style-name="T1">2921 Wickersham Way, Apt. 203</text:span></text:p>
      <text:p text:style-name="P21"><text:span text:style-name="T1">Falls Church, VA 22042</text:span></text:p>
      <text:p text:style-name="P21"><text:span text:style-name="T1"/></text:p>
      <text:h text:style-name="Heading_20_3" text:outline-level="3"><text:span text:style-name="T20">Technologies</text:span>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<text:span text:style-name="T3">Languages</text:span></text:p>
          </table:table-cell>
          <table:table-cell table:style-name="Exposure.A1" office:value-type="string">
            <text:p text:style-name="P1"><text:span text:style-name="T3">Python, Ruby, C#, Java, C, C++, VBScript</text:span></text:p>
          </table:table-cell>
        </table:table-row>
        <table:table-row>
          <table:table-cell table:style-name="Exposure.A1" office:value-type="string">
            <text:p text:style-name="Table_20_Heading"><text:span text:style-name="T35">Application </text:span><text:span text:style-name="T3">Frameworks</text:span></text:p>
          </table:table-cell>
          <table:table-cell table:style-name="Exposure.A1" office:value-type="string">
            <text:p text:style-name="P2"><text:span text:style-name="T3">JAX-RS (RESTEasy), JPA 2.0 (EclipseLink), </text:span><text:span text:style-name="T7">Hudson Plugin API, Maven Plugin API</text:span><text:span text:style-name="T3">, </text:span><text:span text:style-name="T4">Silverlight 4.0, </text:span><text:span text:style-name="T9">WCF, </text:span><text:span text:style-name="T4">NHibernate, </text:span><text:span text:style-name="T8">LINQ</text:span><text:span text:style-name="T4">, </text:span><text:span text:style-name="T5">Rails</text:span></text:p>
          </table:table-cell>
        </table:table-row>
        <table:table-row>
          <table:table-cell table:style-name="Exposure.A1" office:value-type="string">
            <text:p text:style-name="Table_20_Heading"/>
          </table:table-cell>
          <table:table-cell table:style-name="Exposure.A1" office:value-type="string">
            <text:p text:style-name="P2"/>
          </table:table-cell>
        </table:table-row>
        <table:table-row>
          <table:table-cell table:style-name="Exposure.A1" office:value-type="string">
            <text:p text:style-name="Table_20_Heading"><text:span text:style-name="T34">Issue</text:span><text:span text:style-name="T11"> Tracking</text:span></text:p>
          </table:table-cell>
          <table:table-cell table:style-name="Exposure.A1" office:value-type="string">
            <text:p text:style-name="P17"><text:span text:style-name="T11">Redmine, Trac, StarTeam, Fortify SSC</text:span></text:p>
          </table:table-cell>
        </table:table-row>
        <table:table-row>
          <table:table-cell table:style-name="Exposure.A1" office:value-type="string">
            <text:p text:style-name="Table_20_Heading"><text:span text:style-name="T18">Build Tools</text:span></text:p>
          </table:table-cell>
          <table:table-cell table:style-name="Exposure.A1" office:value-type="string">
            <text:p text:style-name="P9"><text:span text:style-name="T18">Ant, Maven, Setuptools, Make, </text:span><text:span text:style-name="T19">Rake, Paver</text:span></text:p>
          </table:table-cell>
        </table:table-row>
        <table:table-row>
          <table:table-cell table:style-name="Exposure.A1" office:value-type="string">
            <text:p text:style-name="Table_20_Heading"><text:span text:style-name="T12">Continuous Integration</text:span></text:p>
          </table:table-cell>
          <table:table-cell table:style-name="Exposure.A1" office:value-type="string">
            <text:p text:style-name="P5"><text:span text:style-name="T12">Hudson, Jenkins, Cruise Control</text:span></text:p>
          </table:table-cell>
        </table:table-row>
        <table:table-row>
          <table:table-cell table:style-name="Exposure.A1" office:value-type="string">
            <text:p text:style-name="Table_20_Heading"><text:span text:style-name="T17">Databases</text:span></text:p>
          </table:table-cell>
          <table:table-cell table:style-name="Exposure.A1" office:value-type="string">
            <text:p text:style-name="P8"><text:span text:style-name="T17">MySQL, SQL Server 2008</text:span></text:p>
          </table:table-cell>
        </table:table-row>
        <table:table-row>
          <table:table-cell table:style-name="Exposure.A1" office:value-type="string">
            <text:p text:style-name="Table_20_Heading"><text:span text:style-name="T14">Dependence Management</text:span></text:p>
          </table:table-cell>
          <table:table-cell table:style-name="Exposure.A1" office:value-type="string">
            <text:p text:style-name="P7"><text:span text:style-name="T15">Bundler, </text:span><text:span text:style-name="T16">Gem, </text:span><text:span text:style-name="T15">Maven, Pip</text:span></text:p>
          </table:table-cell>
        </table:table-row>
        <table:table-row>
          <table:table-cell table:style-name="Exposure.A1" office:value-type="string">
            <text:p text:style-name="P20"><text:span text:style-name="T32">Operating Systems</text:span></text:p>
          </table:table-cell>
          <table:table-cell table:style-name="Exposure.A1" office:value-type="string">
            <text:p text:style-name="P16"><text:span text:style-name="T32">Linux (Red Hat, Ubuntu, </text:span><text:span text:style-name="T33">Gentoo</text:span><text:span text:style-name="T32">), Windows</text:span></text:p>
          </table:table-cell>
        </table:table-row>
        <table:table-row>
          <table:table-cell table:style-name="Exposure.A1" office:value-type="string">
            <text:p text:style-name="Table_20_Heading"><text:span text:style-name="T11">Static Analysis</text:span></text:p>
          </table:table-cell>
          <table:table-cell table:style-name="Exposure.A1" office:value-type="string">
            <text:p text:style-name="P4"><text:span text:style-name="T11">Fortify SCA</text:span></text:p>
          </table:table-cell>
        </table:table-row>
        <table:table-row>
          <table:table-cell table:style-name="Exposure.A1" office:value-type="string">
            <text:p text:style-name="Table_20_Heading"><text:span text:style-name="T13">Test Automation</text:span></text:p>
          </table:table-cell>
          <table:table-cell table:style-name="Exposure.A1" office:value-type="string">
            <text:p text:style-name="P6"><text:span text:style-name="T13">QTP, Selenium, </text:span><text:span text:style-name="T29">RSpec, </text:span><text:span text:style-name="T30">JUnit</text:span></text:p>
          </table:table-cell>
        </table:table-row>
        <table:table-row>
          <table:table-cell table:style-name="Exposure.A1" office:value-type="string">
            <text:p text:style-name="Table_20_Heading"><text:span text:style-name="T11">Test Management</text:span></text:p>
          </table:table-cell>
          <table:table-cell table:style-name="Exposure.A1" office:value-type="string">
            <text:p text:style-name="P4"><text:span text:style-name="T11">Quality Center, Test Rail, Test Link</text:span></text:p>
          </table:table-cell>
        </table:table-row>
        <table:table-row>
          <table:table-cell table:style-name="Exposure.A1" office:value-type="string">
            <text:p text:style-name="Table_20_Heading"><text:span text:style-name="T10">Virtualization</text:span></text:p>
          </table:table-cell>
          <table:table-cell table:style-name="Exposure.A1" office:value-type="string">
            <text:p text:style-name="P3"><text:span text:style-name="T10">VMWare Player, VMWare vSphere, VirtualBox</text:span></text:p>
          </table:table-cell>
        </table:table-row>
        <table:table-row>
          <table:table-cell table:style-name="Exposure.A1" office:value-type="string">
            <text:p text:style-name="Table_20_Heading"><text:span text:style-name="T11">Version Control</text:span></text:p>
          </table:table-cell>
          <table:table-cell table:style-name="Exposure.A1" office:value-type="string">
            <text:p text:style-name="P4"><text:span text:style-name="T11">Subversion, Git</text:span></text:p>
          </table:table-cell>
        </table:table-row>
        <table:table-row>
          <table:table-cell table:style-name="Exposure.A1" office:value-type="string">
            <text:p text:style-name="P19"><text:span text:style-name="T31">Web Servers</text:span></text:p>
          </table:table-cell>
          <table:table-cell table:style-name="Exposure.A1" office:value-type="string">
            <text:p text:style-name="P15"><text:span text:style-name="T31">Apache Httpd, Apache Tomcat, Rails</text:span></text:p>
          </table:table-cell>
        </table:table-row>
        <table:table-row>
          <table:table-cell table:style-name="Exposure.A1" office:value-type="string">
            <text:p text:style-name="Table_20_Heading"/>
          </table:table-cell>
          <table:table-cell table:style-name="Exposure.A1" office:value-type="string">
            <text:p text:style-name="P4"/>
          </table:table-cell>
        </table:table-row>
      </table:table>
      <text:p text:style-name="P22"><text:span text:style-name="T2"/></text:p>
      <text:p text:style-name="P22"><text:span text:style-name="T2"/></text:p>
      <text:h text:style-name="P18" text:outline-level="3"><text:span text:style-name="T21">Experience</text:span></text:h>
      <text:p text:style-name="P23"><text:span text:style-name="T21"/></text:p>
      <text:h text:style-name="P18" text:outline-level="3"><text:span text:style-name="T21">Side Projects</text:span></text:h>
      <table:table table:name="Projects" table:style-name="Projects">
        <table:table-column table:style-name="Projects.A"/>
        <table:table-column table:style-name="Projects.B"/>
        <table:table-row>
          <table:table-cell office:value-type="string">
            <text:p text:style-name="Table_20_Heading"><text:span text:style-name="T22">Tolerable VBScript</text:span></text:p>
            <text:p text:style-name="Table_20_Heading"/>
          </table:table-cell>
          <table:table-cell office:value-type="string">
            <text:p text:style-name="P10"><text:span text:style-name="T28">Extends</text:span><text:span text:style-name="T22"> VBScript</text:span><text:span text:style-name="T28">'s</text:span><text:span text:style-name="T22"> syntax to add anonymous functions</text:span><text:span text:style-name="T23">, inheritance, and meta-programming.</text:span></text:p>
            <text:p text:style-name="P10"><text:span text:style-name="T23"/></text:p>
            <text:p text:style-name="P11"><text:a xlink:type="simple" xlink:href="https://github.com/briandamaged/tolerable"><text:span text:style-name="T24">https://github.com/briandamaged/tolerable</text:span></text:a></text:p>
          </table:table-cell>
        </table:table-row>
        <table:table-row>
          <table:table-cell office:value-type="string">
            <text:p text:style-name="Table_20_Heading"><text:span text:style-name="T25">Unobservable</text:span></text:p>
          </table:table-cell>
          <table:table-cell office:value-type="string">
            <text:p text:style-name="P13"><text:span text:style-name="T28">E</text:span><text:span text:style-name="T26">xtends Ruby's object model to support .NET-style events.</text:span></text:p>
            <text:p text:style-name="P12"><text:span text:style-name="T25"/></text:p>
            <text:p text:style-name="P13"><text:a xlink:type="simple" xlink:href="https://github.com/briandamaged/unobservable"><text:span text:style-name="T26">https://github.com/briandamaged/unobservable</text:span></text:a></text:p>
          </table:table-cell>
        </table:table-row>
        <table:table-row>
          <table:table-cell office:value-type="string">
            <text:p text:style-name="Table_20_Heading"><text:span text:style-name="T28">B-Lazy</text:span></text:p>
          </table:table-cell>
          <table:table-cell office:value-type="string">
            <text:p text:style-name="P14"><text:span text:style-name="T28">Extends Ruby's Enumerable mixin to support lazy evaluation.</text:span></text:p>
            <text:p text:style-name="P12"/>
            <text:p text:style-name="P14"><text:a xlink:type="simple" xlink:href="https://github.com/briandamaged/b-lazy"><text:span text:style-name="T28">https://github.com/briandamaged/b-lazy</text:span></text:a></text:p>
          </table:table-cell>
        </table:table-row>
      </table:table>
      <text:p text:style-name="P23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Helvetica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6T02:33:43</dc:date>
    <meta:editing-duration>PT6H34M28S</meta:editing-duration>
    <meta:editing-cycles>61</meta:editing-cycles>
    <meta:generator>LibreOffice/3.6$MacOSX_x86 LibreOffice_project/58f22d5-270d05a-e2abed1-ea17a85-9b5702</meta:generator>
    <meta:document-statistic meta:table-count="2" meta:image-count="0" meta:object-count="0" meta:page-count="1" meta:paragraph-count="45" meta:word-count="152" meta:character-count="1234" meta:non-whitespace-character-count="1127"/>
  </office:meta>
</office:document-meta>
</file>